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non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fo:font-style="normal" fo:font-weight="normal" officeooo:rsid="00192b51" officeooo:paragraph-rsid="00192b51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style="normal" fo:font-weight="bold" officeooo:paragraph-rsid="00192b51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fo:font-weight="bold" officeooo:rsid="0013153b" officeooo:paragraph-rsid="0013153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a921"/>
    </style:style>
    <style:style style:name="T3" style:family="text">
      <style:text-properties style:text-underline-style="none" officeooo:rsid="000bf5c9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16ca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a921"/>
    </style:style>
    <style:style style:name="T8" style:family="text">
      <style:text-properties officeooo:rsid="0014a946"/>
    </style:style>
    <style:style style:name="T9" style:family="text">
      <style:text-properties officeooo:rsid="0017ea9b"/>
    </style:style>
    <style:style style:name="T10" style:family="text">
      <style:text-properties officeooo:rsid="00188e79"/>
    </style:style>
    <style:style style:name="T11" style:family="text">
      <style:text-properties officeooo:rsid="00192b51"/>
    </style:style>
    <style:style style:name="T12" style:family="text">
      <style:text-properties fo:font-weight="normal" officeooo:rsid="00192b51" style:font-weight-asian="normal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/>
      <text:p text:style-name="P2"/>
      <text:list xml:id="list3210117514" text:style-name="L1">
        <text:list-header>
          <text:p text:style-name="P3"/>
        </text:list-header>
      </text:list>
      <text:p text:style-name="P2"/>
      <text:p text:style-name="P2"/>
      <text:list xml:id="list203446420664373" text:continue-numbering="true" text:style-name="L1">
        <text:list-header>
          <text:p text:style-name="P6"><text:span text:style-name="T12"><text:s/></text:span><text:span text:style-name="T11">5 février 2018 <text:s/>- Travail 1 : </text:span>Compte rendu d'une expérience de <text:span text:style-name="T7">l</text:span>ecture</text:p>
          <text:p text:style-name="P5"/>
          <text:p text:style-name="P3"/>
          <text:list>
            <text:list-item>
              <text:p text:style-name="P3"><text:span text:style-name="T6">Format</text:span> : une demi-page A4, <text:span text:style-name="T7">texte</text:span> dactylographié en double interligne </text:p>
              <text:p text:style-name="P3"/>
            </text:list-item>
            <text:list-item>
              <text:p text:style-name="P3"><text:span text:style-name="T6">Contenu</text:span> : <text:span text:style-name="T7">rendre compte d’une expérience de lecture marquante en rapport avec l’art, en décrivant les apports et intérêts de l’expérience choisie.</text:span></text:p>
              <text:p text:style-name="P3"/>
            </text:list-item>
            <text:list-item>
              <text:p text:style-name="P3"><text:span text:style-name="T6">Exigences</text:span> : </text:p>
              <text:p text:style-name="P3"/>
              <text:list>
                <text:list-item>
                  <text:p text:style-name="P3">Il s'agit <text:span text:style-name="T9">tout d’abord </text:span>d'un effort de mémoire, <text:span text:style-name="T9">parcourir vos expériences de lecture et privilégier </text:span>la plus significative. </text:p>
                  <text:p text:style-name="P3"/>
                </text:list-item>
                <text:list-item>
                  <text:p text:style-name="P3"><text:span text:style-name="T9">Pouvoir situer cette lecture dans l’évolution générale de votre pensée sur l’art, </text:span>autrement dit qu’<text:span text:style-name="T9">est-ce que ce que cette lecture a changé dans votre compréhension de l’art <text:s/>(l’avant et l’après).</text:span></text:p>
                  <text:p text:style-name="P3"/>
                </text:list-item>
                <text:list-item>
                  <text:p text:style-name="P3">Contextualiser <text:span text:style-name="T10">brièvement </text:span>l'expérience en précisant les circonstances dans lesquelles elle s'est déroulée.</text:p>
                </text:list-item>
              </text:list>
            </text:list-item>
          </text:list>
        </text:list-header>
      </text:list>
      <text:p text:style-name="P2"/>
      <text:p text:style-name="P2"/>
      <text:p text:style-name="P8"/>
      <text:p text:style-name="P2"/>
      <text:p text:style-name="P7">À rendre pour l<text:span text:style-name="T8">a prochaine séance (</text:span>1<text:span text:style-name="T8">9</text:span> février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49cm" fo:border="0.06pt solid #000000" style:shadow="none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10a921"/>
    </style:style>
    <style:style style:name="MT3" style:family="text">
      <style:text-properties style:text-underline-style="none" officeooo:rsid="000bf5c9"/>
    </style:style>
    <style:style style:name="MT4" style:family="text">
      <style:text-properties style:text-underline-style="none" officeooo:rsid="0016caee"/>
    </style:style>
    <style:style style:name="MT5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RTS2 – 201</text:span><text:span text:style-name="MT2">7</text:span><text:span text:style-name="MT1">-2018 – </text:span><text:span text:style-name="MT3">C</text:span><text:span text:style-name="MT1">ours <text:s/>de philosophie de l'art contemporain – Trava</text:span><text:span text:style-name="MT4">il 1</text:span><text:span text:style-name="MT1"> – </text:span><text:a xlink:type="simple" xlink:href="mailto:kim.leroy@artsaucarre.be" text:style-name="Internet_20_link" text:visited-style-name="Visited_20_Internet_20_Link"><text:span text:style-name="MT5">kim.leroy@artsaucarre.be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4T08:50:18.94</meta:creation-date>
    <dc:date>2018-02-05T20:33:49.543000000</dc:date>
    <meta:editing-duration>PT22H32M58S</meta:editing-duration>
    <meta:editing-cycles>99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9" meta:word-count="132" meta:character-count="882" meta:non-whitespace-character-count="754"/>
  </office:meta>
</office:document-meta>
</file>